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top" fo:min-height="5.842cm"/>
    </style:style>
    <style:style style:name="pr2" style:family="presentation" style:parent-style-name="Default-subtitle">
      <style:graphic-properties draw:fill-color="#ffffff" draw:textarea-vertical-align="top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6.22cm" svg:height="5.842cm" svg:x="1.4cm" svg:y="1.524cm" presentation:class="subtitle" presentation:user-transformed="true">
          <draw:text-box>
            <text:p text:style-name="P1"><text:span text:style-name="T1">Role</text:span></text:p>
            <text:p text:style-name="P1"><text:span text:style-name="T1">User</text:span></text:p>
            <text:p text:style-name="P1"><text:span text:style-name="T1">UserRole</text:span></text:p>
            <text:p text:style-name="P1"><text:span text:style-name="T1">Acion</text:span></text:p>
            <text:p text:style-name="P1"><text:span text:style-name="T1">ActionGroup</text:span></text:p>
            <text:p text:style-name="P1"><text:span text:style-name="T1">Permission</text:span></text:p>
          </draw:text-box>
        </draw:frame>
        <draw:frame presentation:style-name="pr2" draw:text-style-name="P2" draw:layer="layout" svg:width="6.22cm" svg:height="5.08cm" svg:x="8.766cm" svg:y="1.524cm">
          <draw:text-box>
            <text:p text:style-name="P1"><text:span text:style-name="T1">Product</text:span></text:p>
            <text:p text:style-name="P1"><text:span text:style-name="T1">Category</text:span></text:p>
            <text:p text:style-name="P1"><text:span text:style-name="T1">Color</text:span></text:p>
            <text:p text:style-name="P1"><text:span text:style-name="T1">Size</text:span></text:p>
          </draw:text-box>
        </draw:frame>
        <draw:frame presentation:style-name="pr1" draw:text-style-name="P2" draw:layer="layout" svg:width="6.22cm" svg:height="5.842cm" svg:x="15.772cm" svg:y="1.524cm">
          <draw:text-box>
            <text:p text:style-name="P1"><text:span text:style-name="T1">OrderItem</text:span></text:p>
            <text:p text:style-name="P1"><text:span text:style-name="T1">Orders</text:span></text:p>
            <text:p text:style-name="P1"><text:span text:style-name="T1">Cart</text:span></text:p>
            <text:p text:style-name="P1"><text:span text:style-name="T1">Delivery</text:span></text:p>
            <text:p text:style-name="P1"><text:span text:style-name="T1">CompareItem</text:span></text:p>
            <text:p text:style-name="P1"><text:span text:style-name="T1">Compa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0:08:08.837210301</meta:creation-date>
    <dc:date>2020-05-27T14:02:52.029506587</dc:date>
    <meta:editing-duration>PT3H34M12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